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officeooo:paragraph-rsid="0012e072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Story of King Shahryar and His Brother Shah Zaman</text:span></text:p>
      <text:p text:style-name="P2"><text:span text:style-name="T1">The Story of the Merchant and the Jinni</text:span></text:p>
      <text:p text:style-name="P2"><text:span text:style-name="T1">The Story of the Fisherman and the Jinni</text:span></text:p>
      <text:p text:style-name="P2"><text:span text:style-name="T1">The Tale of the Man and the Dish of Gold (and the Dog)</text:span></text:p>
      <text:p text:style-name="P2"><text:span text:style-name="T1">The Story of the Ruined Man from Baghdad (The Man Who Became Rich Through a Dream)</text:span></text:p>
      <text:p text:style-name="P2"><text:span text:style-name="T1">The First Voyage of Sindbad the Seaman</text:span></text:p>
      <text:p text:style-name="P2"><text:span text:style-name="T1">The First Voyage of Sindbad the Seaman</text:span></text:p>
      <text:p text:style-name="P2"><text:span text:style-name="T1">The Young Girl and the Apples and the Slave Rihan (The tale of the Three Apples)</text:span></text:p>
      <text:p text:style-name="P2"><text:span text:style-name="T1">The Story of Two Lovers of the Bani Uthra</text:span></text:p>
      <text:p text:style-name="P2"><text:span text:style-name="T1">The Story of Khalid Bin ‘Abdullah al-Qasri and the False Robber (The Lover Who Feigned Himself A Thief)</text:span></text:p>
      <text:p text:style-name="P2"><text:span text:style-name="T1">The Story of the Boy From Baghdad and the Slave-girl</text:span></text:p>
      <text:p text:style-name="P2"><text:span text:style-name="T1">The Story of the A‘rabi and His Loyal Wife</text:span></text:p>
      <text:p text:style-name="P2"><text:span text:style-name="T1">The Story of Yahya Bin Khalid (Yahya Bin Khalid the Barmecide with Mansour)</text:span></text:p>
      <text:p text:style-name="P2"><text:span text:style-name="T1">Al-Malik al-Nasir and the Three Governors (Al-Malik al-Nasir and the Three Chiefs of Police)</text:span></text:p>
      <text:p text:style-name="P2"><text:span text:style-name="T1">The Story of the Sad Man (The Man who Never Laughed During the Rest of His Days)</text:span></text:p>
      <text:p text:style-name="P2"><text:span text:style-name="T1">The Story of Ibrahim and Jamilah</text:span></text:p>
      <text:p text:style-name="P2"><text:span text:style-name="T1">The Story of Khusro and Shirin and the Fisherman</text:span></text:p>
      <text:p text:style-name="P2"><text:span text:style-name="T1">The Story of the Sharper and the Governor of Alexandria (The Sharper of Alexandria and the Chief of Police) 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54:43.913000000</dc:date>
    <meta:editing-duration>PT2M32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8" meta:word-count="209" meta:character-count="1097" meta:non-whitespace-character-count="905"/>
  </office:meta>
</office:document-meta>
</file>